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88.88mm" svg:y="47.01mm">
            <draw:object draw:notify-on-update-of-ranges="Sheet1.B2:Sheet1.B1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Number of Brackets to Match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398" calcext:value-type="float">
            <text:p>203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5598" calcext:value-type="float">
            <text:p>4559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0798" calcext:value-type="float">
            <text:p>8079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5998" calcext:value-type="float">
            <text:p>12599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81198" calcext:value-type="float">
            <text:p>18119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46398" calcext:value-type="float">
            <text:p>246398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21598" calcext:value-type="float">
            <text:p>32159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06798" calcext:value-type="float">
            <text:p>40679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1998" calcext:value-type="float">
            <text:p>501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13:23:51.255099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53:43.559679776</meta:creation-date>
    <dc:date>2019-03-12T13:26:52.068837716</dc:date>
    <meta:editing-duration>PT7M21S</meta:editing-duration>
    <meta:editing-cycles>3</meta:editing-cycles>
    <meta:generator>LibreOffice/6.1.5.2$Linux_X86_64 LibreOffice_project/1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73cm" svg:y="0.316cm" chart:style-name="ch2">
          <text:p>Complexity of Turing Machine to Match Parentheses</text:p>
        </chart:title>
        <chart:plot-area chart:style-name="ch3" table:cell-range-address="Sheet1.B2:Sheet1.C11" svg:x="1.33cm" svg:y="1.275cm" svg:width="14.349cm" svg:height="6.57cm">
          <chartooo:coordinate-region svg:x="2.692cm" svg:y="1.474cm" svg:width="12.615cm" svg:height="5.724cm"/>
          <chart:axis chart:dimension="x" chart:name="primary-x" chart:style-name="ch4">
            <chart:title svg:x="2.335cm" svg:y="7.76cm" chart:style-name="ch5">
              <text:p>Number of Parentheses to Match (Open parentheses followed by closes parentheses)</text:p>
            </chart:title>
          </chart:axis>
          <chart:axis chart:dimension="y" chart:name="primary-y" chart:style-name="ch4">
            <chart:title svg:x="0.451cm" svg:y="6.311cm" chart:style-name="ch6">
              <text:p>Number of Steps Taken</text:p>
            </chart:title>
            <chart:grid chart:style-name="ch7" chart:class="major"/>
          </chart:axis>
          <chart:series chart:style-name="ch8" chart:values-cell-range-address="Sheet1.C2:Sheet1.C11" chart:class="chart:scatter">
            <chart:domain table:cell-range-address="Sheet1.B2:Sheet1.B11"/>
            <chart:regression-curve chart:style-name="ch9">
              <chart:equation chart:display-equation="true" chart:display-r-square="false" svg:x="0cm" svg:y="8.352cm"/>
            </chart:regression-curve>
            <chart:data-point chart:repeated="7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:Sheet1.B11</svg:desc>
                </draw:g>
              </table:table-cell>
              <table:table-cell office:value-type="float" office:value="5198">
                <text:p>5198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398">
                <text:p>20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598">
                <text:p>45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798">
                <text:p>80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998">
                <text:p>125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1198">
                <text:p>181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6398">
                <text:p>246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1598">
                <text:p>321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6798">
                <text:p>406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1998">
                <text:p>501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